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147188E52DB3590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0f19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2dc4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Text_20_body">
      <style:text-properties officeooo:paragraph-rsid="001efe88"/>
    </style:style>
    <style:style style:name="P4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paragraph-rsid="001a55f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20f19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paragraph-rsid="0024369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2493b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a55f4" officeooo:paragraph-rsid="001a55f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20f197" officeooo:paragraph-rsid="0020f19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1be0e5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paragraph-rsid="00229664" style:font-size-asian="11pt" style:font-size-complex="11pt"/>
    </style:style>
    <style:style style:name="P1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fo:font-weight="bold" officeooo:rsid="002be4b2" officeooo:paragraph-rsid="002be4b2" style:font-weight-asian="bold" style:font-weight-complex="bold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0240f" officeooo:paragraph-rsid="0030240f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b8bcf" officeooo:paragraph-rsid="002b8bcf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dde10" officeooo:paragraph-rsid="002dde10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f975e" officeooo:paragraph-rsid="002f975e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99" style:font-name="Ubuntu Mono" fo:font-weight="bold" officeooo:paragraph-rsid="0030240f" style:font-weight-asian="bold" style:font-weight-complex="bold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officeooo:rsid="002493b2" officeooo:paragraph-rsid="002493b2" style:font-size-asian="12pt" style:font-size-complex="12pt"/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24db0" officeooo:paragraph-rsid="00324db0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36018" officeooo:paragraph-rsid="00336018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3f6b2" officeooo:paragraph-rsid="0033f6b2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5c6ad" officeooo:paragraph-rsid="0035c6ad"/>
    </style:style>
    <style:style style:name="P32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1be0e5" style:font-size-asian="12pt" style:font-size-complex="12pt"/>
    </style:style>
    <style:style style:name="T8" style:family="text">
      <style:text-properties style:font-name="Arial" fo:font-size="12pt" officeooo:rsid="0020f197" style:font-size-asian="12pt" style:font-size-complex="12pt"/>
    </style:style>
    <style:style style:name="T9" style:family="text">
      <style:text-properties style:font-name="Arial" fo:font-size="12pt" officeooo:rsid="00229664" style:font-size-asian="12pt" style:font-size-complex="12pt"/>
    </style:style>
    <style:style style:name="T10" style:family="text">
      <style:text-properties style:font-name="Arial" officeooo:rsid="0022dc4c"/>
    </style:style>
    <style:style style:name="T11" style:family="text">
      <style:text-properties style:font-name="Arial" officeooo:rsid="00243696"/>
    </style:style>
    <style:style style:name="T12" style:family="text">
      <style:text-properties style:font-name="Arial" officeooo:rsid="00243696" style:font-name-complex="Arial"/>
    </style:style>
    <style:style style:name="T13" style:family="text">
      <style:text-properties style:font-name="Arial" fo:font-style="normal" style:text-underline-style="none" fo:font-weight="normal" officeooo:rsid="00243696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Arial" officeooo:rsid="0024d3c0"/>
    </style:style>
    <style:style style:name="T15" style:family="text">
      <style:text-properties officeooo:rsid="001a55f4"/>
    </style:style>
    <style:style style:name="T16" style:family="text">
      <style:text-properties officeooo:rsid="001be0e5"/>
    </style:style>
    <style:style style:name="T17" style:family="text">
      <style:text-properties fo:color="#800000" fo:font-weight="bold" officeooo:rsid="001be0e5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e0e5" style:font-weight-asian="bold" style:font-weight-complex="bold"/>
    </style:style>
    <style:style style:name="T20" style:family="text">
      <style:text-properties fo:font-weight="bold" officeooo:rsid="00243696" style:font-weight-asian="bold" style:font-weight-complex="bold"/>
    </style:style>
    <style:style style:name="T21" style:family="text">
      <style:text-properties officeooo:rsid="001e6311"/>
    </style:style>
    <style:style style:name="T22" style:family="text">
      <style:text-properties officeooo:rsid="0020f197"/>
    </style:style>
    <style:style style:name="T23" style:family="text">
      <style:text-properties officeooo:rsid="00229664"/>
    </style:style>
    <style:style style:name="T24" style:family="text">
      <style:text-properties officeooo:rsid="00243696"/>
    </style:style>
    <style:style style:name="T25" style:family="text">
      <style:text-properties officeooo:rsid="002493b2"/>
    </style:style>
    <style:style style:name="T26" style:family="text">
      <style:text-properties officeooo:rsid="0026909e"/>
    </style:style>
    <style:style style:name="T27" style:family="text">
      <style:text-properties officeooo:rsid="0030240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18">UT<text:span text:style-name="T21">8</text:span>. Actividad <text:span text:style-name="T21">5</text:span></text:p>
      <text:h text:style-name="P32" text:outline-level="1">Incumplimientos de normativa en diseño de cableado estructurado</text:h>
      <text:p text:style-name="P5"/>
      <text:p text:style-name="P5">Supuesto</text:p>
      <text:p text:style-name="P4"/>
      <text:p text:style-name="P7">Tu empresa Acme SA está construyendo una nueva sede en Arrecife <text:s/>y tu jefe te ha entregado el proyecto de instalación que le ha presentado una empresa de montaje de redes. </text:p>
      <text:p text:style-name="P12"/>
      <text:p text:style-name="P7"><text:span text:style-name="T15">Tenemos</text:span> <text:span text:style-name="T15">que </text:span>determinar los incumplimientos de la normativa de cableado estructurado vigente en nuestro país y proponer los cambios oportunos.</text:p>
      <text:p text:style-name="P6"/>
      <text:p text:style-name="P7"><text:span text:style-name="T15">Para ayudarnos lo haremos de los </text:span><text:a xlink:type="simple" xlink:href="http://smr.iesharia.org/wiki/doku.php/rde:ut2:sce:criterios" text:style-name="Internet_20_link" text:visited-style-name="Visited_20_Internet_20_Link"><text:span text:style-name="T15">apuntes en el wiki</text:span></text:a><text:span text:style-name="T15"> sobre criterios y restricciones para el diseño de un sistema de cableado estructurado y también nos apoyaremos en Internet para encontrar la información que no aparezca en los apuntes</text:span></text:p>
      <text:p text:style-name="P6"/>
      <text:p text:style-name="P6">Se <text:span text:style-name="T18">adjunta plano de planta</text:span> del proyecto</text:p>
      <text:p text:style-name="P6"/>
      <text:p text:style-name="P14">Extractos de la memoria del proyecto:</text:p>
      <text:p text:style-name="P6"/>
      <text:p text:style-name="P8"><text:span text:style-name="T16">Recuerda que tienes que determinar para cada caso los </text:span><text:span text:style-name="T17">incumplimientos</text:span><text:span text:style-name="T16">, si los hay, de la normativa de cableado estructurado vigente en nuestro país y proponer los </text:span><text:span text:style-name="T19">cambios</text:span><text:span text:style-name="T16"> oportunos.</text:span></text:p>
      <text:p text:style-name="P6"/>
      <text:p text:style-name="P8">1. "...Todo el cableado horizontal se realizará con cable de par trenzado <text:s/><text:span text:style-name="T23">FTP</text:span> categoría 6A, el cable de alimentación eléctrica de las distintas tomas de corriente no será apantallado..."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No incumple la norma</text:p>
          </table:table-cell>
        </table:table-row>
      </table:table>
      <text:p text:style-name="P15"><text:span text:style-name="Source_20_Text"><text:span text:style-name="T6"/></text:span></text:p>
      <text:p text:style-name="P17"><text:span text:style-name="Source_20_Text"><text:span text:style-name="T7">2. “</text:span></text:span><text:span text:style-name="Source_20_Text"><text:span text:style-name="T6">...En el subsistema horizontal todos los cables (tanto eléctricos como de red) irán por canaleta metálica de aluminio de 80x40mm con un separador central que divide la canaleta en dos mitades </text:span></text:span><text:span text:style-name="Source_20_Text"><text:span text:style-name="T7">de tal forma que entre el cableado de datos y el de red queda una separación de 1,5 cm.</text:span></text:span></text:p>
      <text:p text:style-name="P17"><text:span text:style-name="Source_20_Text"><text:span text:style-name="T7"/></text:span></text:p>
      <text:p text:style-name="P17"><text:span text:style-name="Source_20_Text"><text:span text:style-name="T9">En los últimos 20m más cercanos a la roseta los cables podrán ir en canaleta de PVC junto al cableado eléctrico y sin ningún tipo de separación.</text:span></text:span></text:p>
      <text:p text:style-name="P17"><text:span text:style-name="Source_20_Text"><text:span text:style-name="T9"/></text:span></text:p>
      <text:p text:style-name="P17"><text:span text:style-name="Source_20_Text"><text:span text:style-name="T8">Los cables irán fijados en capas mediante abrazaderas colocadas a intervalos de 5m...”</text:span>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22">No se cumple la norma:</text:p>
            <text:p text:style-name="P22">porque la separación entre cable de datos apantallado y cable electrico no apantallado con divisor de aluminio debería ser de 20 mm y no 15 como se dice en el proyecto</text:p>
            <text:p text:style-name="P22"/>
            <text:p text:style-name="P23">Los cables deberían estar fijados con abrazaderas cada 4m y no cada 5m</text:p>
          </table:table-cell>
        </table:table-row>
      </table:table>
      <text:p text:style-name="P16"><text:span text:style-name="Source_20_Text"><text:span text:style-name="T6"/></text:span></text:p>
      <text:p text:style-name="P6"><text:span text:style-name="T16">3</text:span>. "...Se aprovecharán las rosetas existentes de cat 5E puesto que pueden soportar una tasa de transferencia de 1Gbps dado que se encuentran en buen estado..."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>No cumple la norma, deberían todas las rosetas ser de CAT6A o superior</text:p>
          </table:table-cell>
        </table:table-row>
      </table:table>
      <text:p text:style-name="P6"><text:span text:style-name="Source_20_Text"><text:span text:style-name="T5"/></text:span></text:p>
      <text:p text:style-name="P6"/>
      <text:p text:style-name="P10">4. "… <text:span text:style-name="Source_20_Text"><text:span text:style-name="T13">El distribuidor de edificio se ubicará en el cuarto de ascensores, aprovechando que en el mismo se encuentra la instalación eléctrica del edificio</text:span></text:span></text:p>
      <text:p text:style-name="P10"/>
      <text:p text:style-name="P10"><text:span text:style-name="T24">Los repartidores de planta (FD) irán ubicados en cada sala de trabajo y en el despacho que ocupa la posición central en la zona de despachos y de salas de reuniones (la ubicación en el plano viene marcada como </text:span><text:span text:style-name="T20">SWITCH</text:span><text:span text:style-name="T24">).</text:span></text:p>
      <text:p text:style-name="P10"/>
      <text:p text:style-name="P11">Cada repartidor de planta (FD) irá conectado, mediante dos enlaces de fibra óptica, <text:span text:style-name="T25">de la siguiente forma:</text:span></text:p>
      <text:list xml:id="list6455653198310835272" text:style-name="L1">
        <text:list-item>
          <text:p text:style-name="P26">FD de la sala de trabajo 1 con FD de sala de trabajo 2</text:p>
        </text:list-item>
        <text:list-item>
          <text:p text:style-name="P26">FD de la sala de trabajo 2 con FD de sala de trabajo 3</text:p>
        </text:list-item>
        <text:list-item>
          <text:p text:style-name="P26">FD de la sala de trabajo 3 con FD de sala de trabajo 4</text:p>
        </text:list-item>
        <text:list-item>
          <text:p text:style-name="P26">FD de la sala de trabajo 4 con distribuidor de <text:span text:style-name="T26">edificio (BD)</text:span></text:p>
        </text:list-item>
        <text:list-item>
          <text:p text:style-name="P26">FD de despachos y salas de reuniones con distribuidor de <text:span text:style-name="T26">edificio (BD)</text:span></text:p>
        </text:list-item>
      </text:list>
      <text:p text:style-name="P11"><text:s/><text:span text:style-name="T25">De esta forma se garantiza que existe conectividad entre todos los puestos de la instalación</text:span>...."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No se cumple la norma porque los FD de las salas de trabajo 1, 2 y 3 no están conectados directamente al BD</text:p>
          </table:table-cell>
        </table:table-row>
      </table:table>
      <text:p text:style-name="P6"><text:span text:style-name="Source_20_Text"><text:span text:style-name="T5"/></text:span></text:p>
      <text:p text:style-name="P13">5. “… En su paso por el cuarto de motores del asensor, el <text:span text:style-name="T18">cableado vertical</text:span> se colocará a más de 1m de los motores del ascensor <text:s/>… ”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><text:span text:style-name="T27">No cumple, porque para </text:span>Transformadores, motores eléctricos grandes, aires acondicionados, <text:span text:style-name="T27">la separación debería ser de 120cm</text:span></text:p>
          </table:table-cell>
        </table:table-row>
      </table:table>
      <text:p text:style-name="P13"><text:span text:style-name="Source_20_Text"><text:span text:style-name="T6"/></text:span></text:p>
      <text:p text:style-name="P8"/>
      <text:p text:style-name="P8"><text:span text:style-name="T22">6</text:span>. <text:s/>"...En los tramos en que sea posible se llevará el cableado en bandejas que quedaran ocultas por encima del falso techo..."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20">No incumple la norma</text:p>
          </table:table-cell>
        </table:table-row>
      </table:table>
      <text:p text:style-name="P8"><text:span text:style-name="Source_20_Text"><text:span text:style-name="T6"/></text:span></text:p>
      <text:p text:style-name="P8"/>
      <text:p text:style-name="P6"><text:span text:style-name="T22">7</text:span>. "...En cada una de las <text:span text:style-name="T18">salas de trabajo</text:span> se prevé el montaje de 96 tomas de red para los <text:span text:style-name="T18">60 usuarios</text:span> previstos en cada una "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8">No, porque por cada usuario (área de trabajo) debería haber 2 tomas. Por tanto, como mínimo se deberían montar 120 tomas.</text:p>
          </table:table-cell>
        </table:table-row>
      </table:table>
      <text:p text:style-name="P6"><text:span text:style-name="Source_20_Text"><text:span text:style-name="T5"/></text:span></text:p>
      <text:p text:style-name="P6"/>
      <text:p text:style-name="P6"><text:span text:style-name="T22">8</text:span>. "...En cada despacho se instalarán 2 tomas de red <text:span text:style-name="T16">y en cada sala de reuniones se instalará una toma simpl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8">No ciumple la norma, porque en cada sala de reuniones debería haber 4 tomas</text:p>
          </table:table-cell>
        </table:table-row>
      </table:table>
      <text:p text:style-name="P6"><text:span text:style-name="Source_20_Text"><text:span text:style-name="T5"/></text:span></text:p>
      <text:p text:style-name="P8"/>
      <text:p text:style-name="P8"><text:span text:style-name="T22">9</text:span>. "...Cada <text:s/>FD tendrá un armario rack de 15U que se mantendrá refrigerado con una entrada posterior de aire frío y una salida del aire caliente por la parte delantera, evitando cambios bruscos de temperatura y humedad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1">No cumple la norma porque la entrada de aire frio deber ser por la parte delantera y la salida de aire caliente por la parte posterior</text:p>
          </table:table-cell>
        </table:table-row>
      </table:table>
      <text:p text:style-name="P8"><text:span text:style-name="Source_20_Text"><text:span text:style-name="T6"/></text:span></text:p>
      <text:p text:style-name="P9"><text:span text:style-name="T22">10</text:span>. "...<text:span text:style-name="T22">Se aprovechará el cable de clase D existente en los despachos y salas de reuniones</text:span>..."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>Incumple la norma porque la clase D equivale a la categoría 5e que es inferior a la de mi instalación</text:p>
          </table:table-cell>
        </table:table-row>
      </table:table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2"><text:span text:style-name="Source_20_Text"><text:span text:style-name="T10">11. “… A 12m del distribuidor </text:span></text:span><text:span text:style-name="Source_20_Text"><text:span text:style-name="T14">de planta de los despachos y salas de reuniones</text:span></text:span><text:span text:style-name="Source_20_Text"><text:span text:style-name="T10">, </text:span></text:span><text:span text:style-name="Source_20_Text"><text:span text:style-name="T11">en el falso techo de la primera sala de reuniones,</text:span></text:span><text:span text:style-name="Source_20_Text"><text:span text:style-name="T10"> se ubicará un punto de consolidación para facilitar el interconexionado de las áreas de trabajo de las salas de reuniones … ”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9">No cumple la norma porque el punto de consolidación debería estar a mas de 15m del distribuidor de planta</text:p>
          </table:table-cell>
        </table:table-row>
      </table:table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MP2" style:family="paragraph" style:parent-style-name="Text_20_body">
      <style:text-properties officeooo:paragraph-rsid="001efe88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3">5</text:span><text:span text:style-name="MT1">. </text:span><text:span text:style-name="MT2">Incumplimiento de normativa de diseño de cableado estructurado</text:span><text:span text:style-name="MT4"><text:tab/></text:span><text:span text:style-name="MT4"><draw:frame draw:style-name="Mfr1" draw:name="gráficos1" text:anchor-type="as-char" svg:width="2.335cm" svg:height="0.818cm" draw:z-index="2"><draw:image xlink:href="Pictures/10000201000001930000008D147188E52DB3590A.png" xlink:type="simple" xlink:show="embed" xlink:actuate="onLoad"/></draw:frame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8-05-29T10:44:33.222991443</dc:date>
    <meta:print-date>2007-05-15T10:21:03</meta:print-date>
    <meta:editing-cycles>40</meta:editing-cycles>
    <meta:editing-duration>PT6H35M11S</meta:editing-duration>
    <meta:document-statistic meta:table-count="11" meta:image-count="1" meta:object-count="0" meta:page-count="3" meta:paragraph-count="45" meta:word-count="876" meta:character-count="4913" meta:non-whitespace-character-count="4079"/>
    <meta:user-defined meta:name="Info 1"/>
    <meta:user-defined meta:name="Info 2"/>
    <meta:user-defined meta:name="Info 3"/>
    <meta:user-defined meta:name="Info 4"/>
  </office:meta>
</office:document-meta>
</file>